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EC954AE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subtitle">
      <style:graphic-properties draw:fill-color="#ffffff" fo:min-height="7.648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title">
      <style:graphic-properties draw:auto-grow-height="true" fo:min-height="3.507cm"/>
    </style:style>
    <style:style style:name="pr5" style:family="presentation" style:parent-style-name="harmaa2-outline1">
      <style:graphic-properties draw:auto-grow-height="true" fo:min-height="13.86cm"/>
    </style:style>
    <style:style style:name="pr6" style:family="presentation" style:parent-style-name="harmaa2-notes">
      <style:graphic-properties draw:fill-color="#ffffff" fo:min-height="13.114cm"/>
    </style:style>
    <style:style style:name="pr7" style:family="presentation" style:parent-style-name="harmaa2-title">
      <style:graphic-properties fo:min-height="3.256cm"/>
    </style:style>
    <style:style style:name="pr8" style:family="presentation" style:parent-style-name="harmaa2-outline1">
      <style:graphic-properties fo:min-height="13.609cm"/>
    </style:style>
    <style:style style:name="pr9" style:family="presentation" style:parent-style-name="harmaa2-title">
      <style:graphic-properties fo:min-height="3.506cm"/>
    </style:style>
    <style:style style:name="pr10" style:family="presentation" style:parent-style-name="harmaa2-outline1">
      <style:graphic-properties fo:min-height="13.859cm"/>
    </style:style>
    <style:style style:name="pr11" style:family="presentation" style:parent-style-name="harmaa2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color="#ffffff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reparatório para a OBI</text:p>
          </draw:text-box>
        </draw:frame>
        <draw:frame presentation:style-name="pr2" draw:text-style-name="P2" draw:layer="layout" svg:width="7.099cm" svg:height="7.648cm" svg:x="19.5cm" svg:y="11cm" presentation:class="subtitle" presentation:user-transformed="true">
          <draw:text-box>
            <text:p><text:span text:style-name="T1">PET-ECO</text:span></text:p>
            <text:p><text:span text:style-name="T1">25/04/201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1">
        <office:forms form:automatic-focus="false" form:apply-design-mode="false"/>
        <draw:frame presentation:style-name="pr4" draw:layer="layout" svg:width="25.199cm" svg:height="3.507cm" svg:x="1.4cm" svg:y="0.237cm" presentation:class="title" presentation:user-transformed="true">
          <draw:text-box>
            <text:p>Novos tipos de dados</text:p>
          </draw:text-box>
        </draw:frame>
        <draw:frame presentation:style-name="pr5" draw:layer="layout" svg:width="25.199cm" svg:height="13.86cm" svg:x="1.4cm" svg:y="3.614cm" presentation:class="outline" presentation:user-transformed="true">
          <draw:text-box>
            <text:list text:style-name="L2">
              <text:list-item>
                <text:p>Usados nas páginas do manual</text:p>
              </text:list-item>
              <text:list-item>
                <text:p>long</text:p>
                <text:list>
                  <text:list-item>
                    <text:p>int com maior limite</text:p>
                  </text:list-item>
                  <text:list-item>
                    <text:p>Varia de -2⁶³ até 2⁶³ -1, isto é, de ~ -10¹⁹ até ~10¹⁹</text:p>
                  </text:list-item>
                  <text:list-item>
                    <text:p>int varia de -2³¹ até 2³¹ -1, isto é, de ~ -10⁹ até ~10⁹</text:p>
                  </text:list-item>
                </text:list>
              </text:list-item>
              <text:list-item>
                <text:p>double</text:p>
                <text:list>
                  <text:list-item>
                    <text:p>float com maior limi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Cast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Converte um tipo de dado em outro</text:p>
              </text:list-item>
              <text:list-item>
                <text:p>Necessário para chamar algumas funções ou fazer algumas atribuições</text:p>
              </text:list-item>
              <text:list-item>
                <text:p>Divisão de inteiros resultando em um decimal</text:p>
                <text:list>
                  <text:list-item>
                    <text:p>a = 5;</text:p>
                  </text:list-item>
                  <text:list-item>
                    <text:p>b = 3;</text:p>
                  </text:list-item>
                  <text:list-item>
                    <text:p>float c = a/b; // c recebe 1 (ATENÇÃO)</text:p>
                  </text:list-item>
                  <text:list-item>
                    <text:p>float c = (float)a/b; // c recebe 1.667 <text:s/>(ATENÇÃ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Quick Sort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Ordena um vetor</text:p>
              </text:list-item>
              <text:list-item>
                <text:p>Copiar implementação do manual: man qsort</text:p>
              </text:list-item>
              <text:list-item>
                <text:p>2010 – Lista de Chamada</text:p>
              </text:list-item>
              <text:list-item>
                <text:p>2009 – Olimpíad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truct</text:p>
          </draw:text-box>
        </draw:frame>
        <draw:frame presentation:style-name="pr8" draw:layer="layout" svg:width="25.199cm" svg:height="13.623cm" svg:x="1.4cm" svg:y="4.914cm" presentation:class="outline" presentation:user-transformed="true">
          <draw:text-box>
            <text:list text:style-name="L2">
              <text:list-item>
                <text:p>Cria um novo tipo de dados</text:p>
                <text:p>struct pais{</text:p>
                <text:list>
                  <text:list-header>
                    <text:p>int ouro;</text:p>
                    <text:p>int prata;</text:p>
                    <text:p>int bronze;</text:p>
                  </text:list-header>
                </text:list>
                <text:p>};</text:p>
                <text:p>pais paises[N];</text:p>
                <text:p>paises[0].ouro = 0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02</meta:generator>
    <meta:creation-date>2012-03-30T14:47:09</meta:creation-date>
    <dc:language>fi-FI</dc:language>
    <meta:editing-cycles>62</meta:editing-cycles>
    <meta:editing-duration>PT7H12M48S</meta:editing-duration>
    <meta:initial-creator>Ricardo Costa</meta:initial-creator>
    <dc:date>2012-04-30T22:13:22</dc:date>
    <dc:creator>Ricardo Costa</dc:creator>
    <meta:document-statistic meta:object-count="4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rey.otp"/>
  </office:meta>
</office:document-meta>
</file>